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justify" style:justify-single-word="false"/>
    </style:style>
    <style:style style:name="P10"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1" style:family="paragraph" style:parent-style-name="WW-Encabezado_20_del_20_índice">
      <style:paragraph-properties fo:margin-top="0.423cm" fo:margin-bottom="0.212cm"/>
    </style:style>
    <style:style style:name="P12" style:family="paragraph" style:parent-style-name="Heading_20_1">
      <style:paragraph-properties fo:break-before="page"/>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er">
      <style:paragraph-properties fo:text-align="center" style:justify-single-word="false"/>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El modelado de objetos vs el modelado ER</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9">Cambio</text:p>
          </table:table-cell>
        </table:table-row>
        <table:table-row>
          <table:table-cell table:style-name="Versiones.A2" office:value-type="string">
            <text:p text:style-name="P8"><text:user-defined text:name="Versión">0.7RC</text:user-defined></text:p>
          </table:table-cell>
          <table:table-cell table:style-name="Versiones.B2" office:value-type="string">
            <text:p text:style-name="P9">Revisión de todo el texto</text:p>
          </table:table-cell>
        </table:table-row>
        <table:table-row>
          <table:table-cell table:style-name="Versiones.A2" office:value-type="string">
            <text:p text:style-name="P8">0.5</text:p>
          </table:table-cell>
          <table:table-cell table:style-name="Versiones.B2" office:value-type="string">
            <text:p text:style-name="P9">Revisión de clase</text:p>
          </table:table-cell>
        </table:table-row>
        <table:table-row>
          <table:table-cell table:style-name="Versiones.A2" office:value-type="string">
            <text:p text:style-name="P8">0.4</text:p>
          </table:table-cell>
          <table:table-cell table:style-name="Versiones.B2" office:value-type="string">
            <text:p text:style-name="P9">Traducido el cuarto párrafo</text:p>
          </table:table-cell>
        </table:table-row>
      </table:table>
      <text:p text:style-name="P5"/>
      <text:p text:style-name="P10">Autor:</text:p>
      <text:p text:style-name="P10"><text:user-defined text:name="Autor">Rubén Paje del Pino</text:user-defined></text:p>
      <text:p text:style-name="P10">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Traducción del texto<text:tab/>3</text:p>
          <text:p text:style-name="P16">1.1 Primer párrafo (corregido el 5-XI-07)<text:tab/>3</text:p>
          <text:p text:style-name="P16">1.2 Segundo párrafo (corregido el 5-XI-07)<text:tab/>3</text:p>
          <text:p text:style-name="P16">1.3 Tercer párrafo (corregido el 5-XI-07)<text:tab/>3</text:p>
          <text:p text:style-name="P16">1.4 Cuarto párrafo (corregido el 5-XI-07)<text:tab/>3</text:p>
          <text:p text:style-name="P15">2. Explicación a algunas de las traducciones más complicadas<text:tab/>4</text:p>
        </text:index-body>
      </text:table-of-content>
      <text:p text:style-name="P11"/>
      <text:section text:style-name="Sect4" text:name="Área2">
        <text:h text:style-name="P12" text:outline-level="1">1. Traducción del texto</text:h>
        <text:h text:style-name="Heading_20_2" text:outline-level="2">1.1 Primer párrafo (corregido el 5-XI-07)</text:h>
        <text:p text:style-name="P5">Los primeros métodos que había para modelar datos se diseñaron para simplificar la construcción de bases de datos relacionales, dichos métodos tenían como objetivo representar entidades y relaciones, las cuales en última instancia se implementarían mediante tablas en una base de datos relacional. Los atributos de cada entidad serían columnas en una tabla, y las relaciones entre entidades eran claves foráneas (con una tabla se apunta a otra) o tablas que intersectan (que contenían claves de dos o más tablas relacionadas).</text:p>
        <text:p text:style-name="P5"/>
        <text:h text:style-name="P13" text:outline-level="2">1.2 Segundo párrafo (corregido el 5-XI-07)</text:h>
        <text:p text:style-name="P5">El análisis y diseño orientado a objetos sigue el enfoque de procesos en vez de el métod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3" text:outline-level="2">1.3 Tercer párrafo (corregido el 5-XI-07)</text:h>
        <text:p text:style-name="P5">La debilidad de cada método es justo la fortaleza del otro. El modelo de entidad relación (ER) no tiene ningún sentido de proceso así que este modelo debe ser ampliado con modelos de procesos, las matrices de crear/recibir/actualizar/borrar (CRUD), y en otras plantillas de diseño que capturen las características de la actividad o del modelo de negocio que la base de datos debe contener. El modelado de objetos carecen de conexión directa a la esquemática de la base de datos, por tanto sirven de poco en lo que a la construcción de bases de datos se refiere,</text:p>
        <text:p text:style-name="P5"/>
        <text:h text:style-name="P13" text:outline-level="2">1.4 Cuarto párrafo (corregido el 5-XI-07)</text:h>
        <text:p text:style-name="P5">La semántica de los sistemas de modelado de datos de Kroenke utiliza el enfoque dirigido a objetos en el nivel conceptual, representando la semántica de los objetos que pueden ser descritos como una combinación de datos y atributos orientados a sus acciones. El objetivo del modelo de Kroenke es desarrollar herramientas que automatizan el esquema de las bases de datos y hasta de la aplicación (por ejemplo, la forma de entrada y salida y las acciones desde un tipo de objeto a otro) a partir de la descripción que hace un usuario de los objetos semánticos. Al destacar más la semántica que en las tablas que pone el diseño de decisiones en mano de analistas de negocio y usuarios y no en las de los programadores. Esto hace que las aplicaciones y bases de datos resultantes sea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Early approaches to data modelling were designed to simplify</text:p>
            </table:table-cell>
            <table:table-cell table:style-name="Traducciones_5f_Complicadas.C2" office:value-type="string">
              <text:p text:style-name="P14">Los primeros métodos que había para modelar datos se diseñaron para simplificar (transposi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ocused on representing </text:p>
            </table:table-cell>
            <table:table-cell table:style-name="Traducciones_5f_Complicadas.C2" office:value-type="string">
              <text:p text:style-name="P14">tenían como objetivo representar</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which would ultimately be implemented by tables</text:p>
            </table:table-cell>
            <table:table-cell table:style-name="Traducciones_5f_Complicadas.C2" office:value-type="string">
              <text:p text:style-name="P14">las cuales en última instancia se implementarían mediante tablas</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4">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4">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4">Kroenke's Semantic Object Modeling system uses an object approach at the conceptual level</text:p>
            </table:table-cell>
            <table:table-cell table:style-name="Traducciones_5f_Complicadas.C2" office:value-type="string">
              <text:p text:style-name="P14">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4">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4">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fo:padding="0.049cm" fo:border="0.002cm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modelado de objetos vs el modelado ER</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p text:style-name="P2"/>
        </text:section>
      </style:header>
      <style:footer>
        <text:section text:style-name="Sect2" text:name="Área3">
          <text:p text:style-name="Footer"><text:span text:style-name="T1">Número de texto: </text:span><text:span text:style-name="T1"><text:user-defined text:name="Texto">6</text:user-defined></text:span></text:p>
          <text:p text:style-name="Footer">Última revisión:<text:user-defined text:name="Última Revisión">5-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modelado de objetos vs el modelado ER</dc:title>
    <dc:description>Comparativa de modelado de datos</dc:description>
    <dc:subject>Traducción de Textos</dc:subject>
    <dc:date>2007-12-17T23:35:35</dc:date>
    <meta:print-date>2007-11-04T20:47:53</meta:print-date>
    <meta:keyword>Modelado de objetos vs Modelado ER</meta:keyword>
    <meta:keyword>Rosario Plaza</meta:keyword>
    <meta:keyword>rplaza@fi.upm.es</meta:keyword>
    <meta:editing-cycles>267</meta:editing-cycles>
    <meta:editing-duration>PT16H49M38S</meta:editing-duration>
    <meta:user-defined meta:name="Autor">Rubén Paje del Pino</meta:user-defined>
    <meta:user-defined meta:name="Versión">0.7RC</meta:user-defined>
    <meta:user-defined meta:name="Texto">6</meta:user-defined>
    <meta:user-defined meta:name="Última Revisión">5-XI-07</meta:user-defined>
    <meta:document-statistic meta:table-count="2" meta:image-count="0" meta:object-count="0" meta:page-count="4" meta:paragraph-count="68" meta:word-count="723" meta:character-count="4355"/>
  </office:meta>
</office:document-meta>
</file>